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1a00d2" officeooo:paragraph-rsid="001a00d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1fac5c"/>
    </style:style>
    <style:style style:name="T10" style:family="text">
      <style:text-properties officeooo:rsid="00203b4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visualizza gli eventi dell' intero asi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25648" text:style-name="Numerazione_20_UC">
              <text:list-item text:start-value="1">
                <text:p text:style-name="P10"><text:span text:style-name="T7">Il Direttore</text:span> accede alla sezione <text:span text:style-name="T7">Eventi</text:span><text:span text:style-name="T5"> </text:span><text:span text:style-name="T6">(include Visualizza </text:span><text:span text:style-name="T10">Totale</text:span><text:span text:style-name="T6"> </text:span><text:span text:style-name="T7">Eventi</text:span><text:span text:style-name="T6">)</text:span></text:p>
                <text:p text:style-name="P11"/>
              </text:list-item>
              <text:list-item>
                <text:p text:style-name="P11">Il sistema <text:span text:style-name="T3">visualizza</text:span> <text:span text:style-name="T8">la lista degli eventi di tutto l'asil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424502" text:style-name="L1">
              <text:list-header>
                <text:p text:style-name="P9">Nel caso di un errore <text:span text:style-name="T9">del sistema</text:span>, <text:span text:style-name="T9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0</meta:editing-cycles>
    <meta:generator>LibreOffice/3.6$Windows_x86 LibreOffice_project/da8c1e6-fd468f4-454e206-f42a4a9-143cfd</meta:generator>
    <dc:date>2012-10-19T15:30:46.49</dc:date>
    <meta:document-statistic meta:table-count="1" meta:image-count="0" meta:object-count="0" meta:page-count="1" meta:paragraph-count="17" meta:word-count="88" meta:character-count="577" meta:non-whitespace-character-count="508"/>
  </office:meta>
</office:document-meta>
</file>